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35cm" fo:min-width="2.7cm"/>
    </style:style>
    <style:style style:name="gr2" style:family="graphic" style:parent-style-name="objectwithoutfill">
      <style:graphic-properties draw:marker-start="Square" draw:marker-end="Circle" draw:marker-end-width="0.3cm" draw:fill="none" draw:textarea-vertical-align="botto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7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95cm" fo:min-width="2.7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</style:style>
    <style:style style:name="gr9" style:family="graphic" style:parent-style-name="standard">
      <style:graphic-properties svg:stroke-width="0.053cm" svg:stroke-color="#0066b3" draw:marker-start-width="0.279cm" draw:marker-end-width="0.279cm" draw:fill-color="#ffffff" draw:textarea-horizontal-align="justify" draw:textarea-vertical-align="middle" draw:auto-grow-height="false" fo:min-height="0.95cm" fo:min-width="2.7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ed1c24" draw:marker-start="Square" draw:marker-start-width="0.279cm" draw:marker-end="Circle" draw:marker-end-width="0.379cm" draw:fill="none" draw:textarea-vertical-align="botto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66b3" draw:marker-start="Square" draw:marker-start-width="0.279cm" draw:marker-end="Circle" draw:marker-end-width="0.379cm" draw:fill="none" draw:textarea-vertical-align="botto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66b3" draw:marker-start-width="0.279cm" draw:marker-end-width="0.279cm" draw:fill-color="#ffffff" draw:textarea-horizontal-align="justify" draw:textarea-vertical-align="middle" draw:auto-grow-height="false" fo:min-height="0.898cm" fo:min-width="2.6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ed1c24" draw:marker-start-width="0.279cm" draw:marker-end-width="0.279cm" draw:fill-color="#ffffff" draw:textarea-horizontal-align="justify" draw:textarea-vertical-align="middle" draw:auto-grow-height="false" fo:min-height="0.898cm" fo:min-width="2.648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18cm" svg:stroke-color="#000000" draw:marker-start="Square" draw:marker-start-width="0.227cm" draw:marker-end="Circle" draw:marker-end-width="0.327cm" draw:fill="none" draw:textarea-vertical-align="botto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2.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76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5.878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4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3.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7.3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cm"/>
    </style:style>
    <style:style style:name="gr37" style:family="graphic" style:parent-style-name="objectwithoutfill">
      <style:graphic-properties draw:marker-start="Square" draw:marker-end="Circle" draw:marker-end-width="0.3cm" draw:fill="none" draw:textarea-vertical-align="botto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4.8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961cm"/>
    </style:style>
    <style:style style:name="gr40" style:family="graphic" style:parent-style-name="objectwithoutfill">
      <style:graphic-properties draw:stroke="dash" draw:stroke-dash="Ultrafine_20_Dashed" draw:marker-start="Square" draw:marker-end="Circle" draw:marker-end-width="0.3cm" draw:fill="none" draw:textarea-vertical-align="botto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7cm"/>
    </style:style>
    <style:style style:name="gr42" style:family="graphic" style:parent-style-name="objectwithoutfill">
      <style:graphic-properties draw:stroke="dash" draw:stroke-dash="Ultrafine_20_Dashed" draw:marker-start="Square" draw:marker-end="Circle" draw:marker-end-width="0.3cm" draw:fill="none" draw:textarea-vertical-align="middle"/>
    </style:style>
    <style:style style:name="gr43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style:paragraph-properties fo:margin-top="0cm" fo:margin-bottom="0cm" fo:line-height="150%" fo:text-align="center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line-height="150%"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2cm" svg:height="2.6cm" svg:x="1.3cm" svg:y="1.3cm">
          <text:p text:style-name="P1">Source</text:p>
          <text:p text:style-name="P1"><text:span text:style-name="T1">Component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2cm" svg:height="2.6cm" svg:x="9cm" svg:y="1.3cm">
          <text:p text:style-name="P1">Target</text:p>
          <text:p text:style-name="P1"><text:span text:style-name="T1">Reducer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.6cm" svg:x2="9cm" svg:y2="2.6cm" draw:start-shape="id1" draw:start-glue-point="1" draw:end-shape="id2" draw:end-glue-point="3" svg:d="M4500 2600h4500" svg:viewBox="0 0 4501 1">
          <text:p/>
        </draw:connector>
        <draw:custom-shape draw:style-name="gr3" draw:text-style-name="P2" xml:id="id3" draw:id="id3" draw:layer="layout" svg:width="3.2cm" svg:height="1.2cm" svg:x="1.3cm" svg:y="5.9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2cm" svg:height="1.2cm" svg:x="9cm" svg:y="6.8cm">
          <text:p text:style-name="P1">Targe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6.5cm" svg:x2="9cm" svg:y2="7.4cm" draw:start-shape="id3" draw:start-glue-point="1" draw:end-shape="id4" draw:end-glue-point="3" svg:d="M4500 6500c3375 0 1125 900 4500 900" svg:viewBox="0 0 4501 901">
          <text:p/>
        </draw:connector>
        <draw:custom-shape draw:style-name="gr3" draw:text-style-name="P2" xml:id="id5" draw:id="id5" draw:layer="layout" svg:width="3.2cm" svg:height="1.2cm" svg:x="1.3cm" svg:y="7.7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8.3cm" svg:x2="9cm" svg:y2="7.4cm" draw:start-shape="id5" draw:start-glue-point="1" draw:end-shape="id4" draw:end-glue-point="3" svg:d="M4500 8300c3375 0 1125-900 4500-900" svg:viewBox="0 0 4501 901">
          <text:p/>
        </draw:connector>
        <draw:custom-shape draw:style-name="gr3" draw:text-style-name="P2" xml:id="id6" draw:id="id6" draw:layer="layout" svg:width="3.2cm" svg:height="1.2cm" svg:x="1.3cm" svg:y="10.3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2cm" svg:height="1.2cm" svg:x="9cm" svg:y="10.3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0.9cm" svg:x2="9cm" svg:y2="10.9cm" draw:start-shape="id6" draw:start-glue-point="1" draw:end-shape="id7" draw:end-glue-point="3" svg:d="M4500 10900h4500" svg:viewBox="0 0 4501 1">
          <text:p/>
        </draw:connector>
        <draw:connector draw:style-name="gr2" draw:text-style-name="P3" draw:layer="layout" draw:type="curve" svg:x1="4.5cm" svg:y1="10.9cm" svg:x2="9cm" svg:y2="12.6cm" draw:start-shape="id6" draw:start-glue-point="1" draw:end-shape="id8" draw:end-glue-point="3" svg:d="M4500 10900c3375 0 1125 1700 4500 1700" svg:viewBox="0 0 4501 1701">
          <text:p/>
        </draw:connector>
        <draw:custom-shape draw:style-name="gr3" draw:text-style-name="P2" xml:id="id8" draw:id="id8" draw:layer="layout" svg:width="3.2cm" svg:height="1.2cm" svg:x="9cm" svg:y="12cm">
          <text:p text:style-name="P1">Target B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3.2cm" svg:height="1.2cm" svg:x="1.3cm" svg:y="14.2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2cm" svg:height="1.2cm" svg:x="6.3cm" svg:y="14.2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4.8cm" svg:x2="6.3cm" svg:y2="14.8cm" draw:start-shape="id9" draw:start-glue-point="1" draw:end-shape="id10" draw:end-glue-point="3" svg:d="M4500 14800h1800" svg:viewBox="0 0 1801 1">
          <text:p/>
        </draw:connector>
        <draw:connector draw:style-name="gr2" draw:text-style-name="P3" draw:layer="layout" draw:type="curve" svg:x1="9.5cm" svg:y1="14.8cm" svg:x2="11.1cm" svg:y2="14.8cm" draw:start-shape="id10" draw:start-glue-point="1" draw:end-shape="id11" draw:end-glue-point="3" svg:d="M9500 14800h1600" svg:viewBox="0 0 1601 1">
          <text:p/>
        </draw:connector>
        <draw:custom-shape draw:style-name="gr3" draw:text-style-name="P2" xml:id="id11" draw:id="id11" draw:layer="layout" svg:width="3.2cm" svg:height="1.2cm" svg:x="11.1cm" svg:y="14.2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204cm" svg:height="0.962cm" svg:x="-6.704cm" svg:y="6.9cm">
          <draw:text-box>
            <text:p>Simple-Multi-Source</text:p>
          </draw:text-box>
        </draw:frame>
        <draw:frame draw:style-name="gr5" draw:text-style-name="P4" draw:layer="layout" svg:width="6.31cm" svg:height="0.962cm" svg:x="-6.7cm" svg:y="10.938cm">
          <draw:text-box>
            <text:p>Simple-Multi-Target1</text:p>
          </draw:text-box>
        </draw:frame>
        <draw:frame draw:style-name="gr6" draw:text-style-name="P4" draw:layer="layout" svg:width="2.437cm" svg:height="0.962cm" svg:x="-6.9cm" svg:y="2.038cm">
          <draw:text-box>
            <text:p>Simple</text:p>
          </draw:text-box>
        </draw:frame>
        <draw:frame draw:style-name="gr5" draw:text-style-name="P4" draw:layer="layout" svg:width="6.31cm" svg:height="0.962cm" svg:x="-6.81cm" svg:y="14.338cm">
          <draw:text-box>
            <text:p>Simple-Multi-Target2</text:p>
          </draw:text-box>
        </draw:frame>
        <draw:custom-shape draw:style-name="gr3" draw:text-style-name="P2" xml:id="id12" draw:id="id12" draw:layer="layout" svg:width="3.2cm" svg:height="1.2cm" svg:x="1.3cm" svg:y="16.6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.2cm" svg:height="1.2cm" svg:x="9cm" svg:y="16.6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7.2cm" svg:x2="9cm" svg:y2="17.2cm" draw:start-shape="id12" draw:start-glue-point="1" draw:end-shape="id13" draw:end-glue-point="3" svg:d="M4500 17200h4500" svg:viewBox="0 0 4501 1">
          <text:p/>
        </draw:connector>
        <draw:connector draw:style-name="gr2" draw:text-style-name="P3" draw:layer="layout" draw:type="curve" svg:x1="4.5cm" svg:y1="17.2cm" svg:x2="9cm" svg:y2="18.9cm" draw:start-shape="id12" draw:start-glue-point="1" draw:end-shape="id14" draw:end-glue-point="3" svg:d="M4500 17200c3355 0 1106 1700 4500 1700" svg:viewBox="0 0 4501 1701">
          <text:p/>
        </draw:connector>
        <draw:custom-shape draw:style-name="gr7" draw:text-style-name="P2" xml:id="id14" draw:id="id14" draw:layer="layout" svg:width="3.2cm" svg:height="1.2cm" svg:x="9cm" svg:y="18.3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6.556cm" svg:height="0.962cm" svg:x="-6.91cm" svg:y="16.938cm">
          <draw:text-box>
            <text:p>Problem-New-Source</text:p>
          </draw:text-box>
        </draw:frame>
        <draw:custom-shape draw:style-name="gr9" draw:text-style-name="P2" xml:id="id15" draw:id="id15" draw:layer="layout" svg:width="3.2cm" svg:height="1.2cm" svg:x="1.3cm" svg:y="18.3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4.5cm" svg:y1="18.9cm" svg:x2="9cm" svg:y2="18.9cm" draw:start-shape="id15" draw:end-shape="id14" draw:end-glue-point="3" svg:d="M4500 18900h4500" svg:viewBox="0 0 4501 1">
          <text:p/>
        </draw:connector>
        <draw:connector draw:style-name="gr11" draw:text-style-name="P3" draw:layer="layout" draw:type="curve" svg:x1="4.5cm" svg:y1="18.9cm" svg:x2="9cm" svg:y2="17.2cm" draw:start-shape="id15" draw:end-shape="id13" draw:end-glue-point="3" svg:d="M4500 18900c3394 0 1145-1700 4500-1700" svg:viewBox="0 0 4501 1701">
          <text:p/>
        </draw:connector>
        <draw:frame draw:style-name="gr5" draw:text-style-name="P4" draw:layer="layout" svg:width="6.31cm" svg:height="0.962cm" svg:x="-7.056cm" svg:y="20.838cm">
          <draw:text-box>
            <text:p>Problem-New-Target</text:p>
          </draw:text-box>
        </draw:frame>
        <draw:custom-shape draw:style-name="gr3" draw:text-style-name="P2" xml:id="id16" draw:id="id16" draw:layer="layout" svg:width="3.2cm" svg:height="1.2cm" svg:x="1.3cm" svg:y="20.3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3.2cm" svg:height="1.2cm" svg:x="9cm" svg:y="20.3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0.9cm" svg:x2="9cm" svg:y2="20.9cm" draw:start-shape="id16" draw:start-glue-point="1" draw:end-shape="id17" draw:end-glue-point="3" svg:d="M4500 20900h4500" svg:viewBox="0 0 4501 1">
          <text:p/>
        </draw:connector>
        <draw:connector draw:style-name="gr11" draw:text-style-name="P3" draw:layer="layout" draw:type="curve" svg:x1="4.5cm" svg:y1="20.9cm" svg:x2="9cm" svg:y2="22.6cm" draw:start-shape="id16" draw:start-glue-point="1" draw:end-shape="id18" draw:end-glue-point="3" svg:d="M4500 20900c3355 0 1106 1700 4500 1700" svg:viewBox="0 0 4501 1701">
          <text:p/>
        </draw:connector>
        <draw:custom-shape draw:style-name="gr12" draw:text-style-name="P2" xml:id="id18" draw:id="id18" draw:layer="layout" svg:width="3.2cm" svg:height="1.2cm" svg:x="9cm" svg:y="22cm">
          <text:p text:style-name="P1">Target B</text:p>
          <draw:enhanced-geometry svg:viewBox="0 0 21600 21600" draw:type="rectangle" draw:enhanced-path="M 0 0 L 21600 0 21600 21600 0 21600 0 0 Z N"/>
        </draw:custom-shape>
        <draw:custom-shape draw:style-name="gr13" draw:text-style-name="P2" xml:id="id19" draw:id="id19" draw:layer="layout" svg:width="3.2cm" svg:height="1.2cm" svg:x="1.3cm" svg:y="22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4.5cm" svg:y1="22.6cm" svg:x2="9cm" svg:y2="22.6cm" draw:start-shape="id19" draw:end-shape="id18" draw:end-glue-point="3" svg:d="M4500 22600h4500" svg:viewBox="0 0 4501 1">
          <text:p/>
        </draw:connector>
        <draw:connector draw:style-name="gr14" draw:text-style-name="P3" draw:layer="layout" draw:type="curve" svg:x1="4.5cm" svg:y1="22.6cm" svg:x2="9cm" svg:y2="20.9cm" draw:start-shape="id19" draw:end-shape="id17" draw:end-glue-point="3" svg:d="M4500 22600c3394 0 1145-1700 4500-1700" svg:viewBox="0 0 4501 1701">
          <text:p/>
        </draw:connector>
        <draw:frame draw:style-name="gr15" draw:text-style-name="P4" draw:layer="layout" svg:width="2.263cm" svg:height="0.962cm" svg:x="5.637cm" svg:y="1.3cm">
          <draw:text-box>
            <text:p>Action</text:p>
          </draw:text-box>
        </draw:frame>
      </draw:page>
      <draw:page draw:name="page2" draw:style-name="dp1" draw:master-page-name="Standard">
        <draw:frame draw:style-name="gr16" draw:text-style-name="P4" draw:layer="layout" svg:width="6.06cm" svg:height="0.962cm" svg:x="-6.21cm" svg:y="1.5cm">
          <draw:text-box>
            <text:p>Type-Single-Source</text:p>
          </draw:text-box>
        </draw:frame>
        <draw:custom-shape draw:style-name="gr3" draw:text-style-name="P2" xml:id="id20" draw:id="id20" draw:layer="layout" svg:width="3.2cm" svg:height="1.2cm" svg:x="2.1cm" svg:y="2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3.2cm" svg:height="1.2cm" svg:x="9.8cm" svg:y="2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3cm" svg:y1="2.6cm" svg:x2="9.8cm" svg:y2="2.6cm" draw:start-shape="id20" draw:start-glue-point="1" draw:end-shape="id21" draw:end-glue-point="3" svg:d="M5300 2600h4500" svg:viewBox="0 0 4501 1">
          <text:p/>
        </draw:connector>
        <draw:connector draw:style-name="gr2" draw:text-style-name="P3" draw:layer="layout" draw:type="curve" svg:x1="5.3cm" svg:y1="2.6cm" svg:x2="9.8cm" svg:y2="4.3cm" draw:start-shape="id20" draw:start-glue-point="1" draw:end-shape="id22" draw:end-glue-point="3" svg:d="M5300 2600c3375 0 1125 1700 4500 1700" svg:viewBox="0 0 4501 1701">
          <text:p/>
        </draw:connector>
        <draw:custom-shape draw:style-name="gr3" draw:text-style-name="P2" xml:id="id22" draw:id="id22" draw:layer="layout" svg:width="3.2cm" svg:height="1.2cm" svg:x="9.8cm" svg:y="3.7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204cm" svg:height="0.962cm" svg:x="4.702cm" svg:y="0.938cm">
          <draw:text-box>
            <text:p>Single source action</text:p>
          </draw:text-box>
        </draw:frame>
        <draw:frame draw:style-name="gr17" draw:text-style-name="P4" draw:layer="layout" svg:width="5.641cm" svg:height="0.962cm" svg:x="-6.107cm" svg:y="5.838cm">
          <draw:text-box>
            <text:p>Type-Multi-Source</text:p>
          </draw:text-box>
        </draw:frame>
        <draw:custom-shape draw:style-name="gr3" draw:text-style-name="P2" xml:id="id23" draw:id="id23" draw:layer="layout" svg:width="3.2cm" svg:height="1.2cm" svg:x="2.1cm" svg:y="6.2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3.2cm" svg:height="1.2cm" svg:x="9.8cm" svg:y="6.2cm">
          <text:p text:style-name="P1">Target 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3cm" svg:y1="6.8cm" svg:x2="9.8cm" svg:y2="6.8cm" draw:start-shape="id23" draw:start-glue-point="1" draw:end-shape="id24" draw:end-glue-point="3" svg:d="M5300 6800h4500" svg:viewBox="0 0 4501 1">
          <text:p/>
        </draw:connector>
        <draw:connector draw:style-name="gr2" draw:text-style-name="P3" draw:layer="layout" draw:type="curve" svg:x1="5.3cm" svg:y1="6.8cm" svg:x2="9.8cm" svg:y2="8.5cm" draw:start-shape="id23" draw:start-glue-point="1" draw:end-shape="id25" draw:end-glue-point="3" svg:d="M5300 6800c3375 0 1125 1700 4500 1700" svg:viewBox="0 0 4501 1701">
          <text:p/>
        </draw:connector>
        <draw:custom-shape draw:style-name="gr3" draw:text-style-name="P2" xml:id="id25" draw:id="id25" draw:layer="layout" svg:width="3.2cm" svg:height="1.2cm" svg:x="9.8cm" svg:y="7.9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5.785cm" svg:height="0.962cm" svg:x="4.715cm" svg:y="5.038cm">
          <draw:text-box>
            <text:p>Multi source action</text:p>
          </draw:text-box>
        </draw:frame>
        <draw:custom-shape draw:style-name="gr3" draw:text-style-name="P2" xml:id="id26" draw:id="id26" draw:layer="layout" svg:width="3.2cm" svg:height="1.2cm" svg:x="2.1cm" svg:y="7.9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3cm" svg:y1="8.5cm" svg:x2="9.8cm" svg:y2="8.5cm" draw:start-shape="id26" draw:start-glue-point="1" draw:end-shape="id25" svg:d="M5300 8500h4500" svg:viewBox="0 0 4501 1">
          <text:p/>
        </draw:connector>
        <draw:connector draw:style-name="gr2" draw:text-style-name="P3" draw:layer="layout" draw:type="curve" svg:x1="5.3cm" svg:y1="8.5cm" svg:x2="9.8cm" svg:y2="6.8cm" draw:start-shape="id26" draw:start-glue-point="1" draw:end-shape="id24" draw:end-glue-point="3" svg:d="M5300 8500c3375 0 1125-1700 4500-1700" svg:viewBox="0 0 4501 1701">
          <text:p/>
        </draw:connector>
        <draw:frame draw:style-name="gr19" draw:text-style-name="P4" draw:layer="layout" svg:width="5.006cm" svg:height="0.962cm" svg:x="-6.146cm" svg:y="10.438cm">
          <draw:text-box>
            <text:p>Type-Command</text:p>
          </draw:text-box>
        </draw:frame>
        <draw:custom-shape draw:style-name="gr3" draw:text-style-name="P2" xml:id="id27" draw:id="id27" draw:layer="layout" svg:width="3.2cm" svg:height="1.2cm" svg:x="2cm" svg:y="10.3cm">
          <text:p text:style-name="P1">Source A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3.2cm" svg:height="1.2cm" svg:x="9.7cm" svg:y="10.3cm">
          <draw:glue-point draw:id="4" svg:x="-5cm" svg:y="2.5cm"/>
          <text:p text:style-name="P1">Target 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5.2cm" svg:y1="10.9cm" svg:x2="9.7cm" svg:y2="10.9cm" draw:start-shape="id27" draw:start-glue-point="1" draw:end-shape="id28" draw:end-glue-point="3" svg:d="M5200 10900h4500" svg:viewBox="0 0 4501 1">
          <text:p/>
        </draw:connector>
        <draw:custom-shape draw:style-name="gr3" draw:text-style-name="P2" xml:id="id30" draw:id="id30" draw:layer="layout" svg:width="3.2cm" svg:height="1.2cm" svg:x="9.7cm" svg:y="12cm">
          <text:p text:style-name="P1">Target B</text:p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5.29cm" svg:height="0.962cm" svg:x="4.8cm" svg:y="9.238cm">
          <draw:text-box>
            <text:p>Command action</text:p>
          </draw:text-box>
        </draw:frame>
        <draw:custom-shape draw:style-name="gr3" draw:text-style-name="P2" xml:id="id29" draw:id="id29" draw:layer="layout" svg:width="3.2cm" svg:height="1.2cm" svg:x="2cm" svg:y="12cm">
          <text:p text:style-name="P1">Sourc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2cm" svg:y1="12.6cm" svg:x2="9.7cm" svg:y2="12.6cm" draw:start-shape="id29" draw:start-glue-point="1" draw:end-shape="id30" svg:d="M5200 12600h4500" svg:viewBox="0 0 4501 1">
          <text:p/>
        </draw:connector>
        <draw:connector draw:style-name="gr2" draw:text-style-name="P3" draw:layer="layout" draw:type="curve" svg:x1="5.2cm" svg:y1="12.6cm" svg:x2="9.7cm" svg:y2="11.2cm" draw:start-shape="id29" draw:start-glue-point="1" draw:end-shape="id28" draw:end-glue-point="4" svg:d="M5200 12600c3375 0 1125-1400 4500-1400" svg:viewBox="0 0 4501 1401">
          <text:p/>
        </draw:connector>
        <draw:frame draw:style-name="gr21" draw:text-style-name="P4" draw:layer="layout" svg:width="7.153cm" svg:height="0.962cm" svg:x="-6.11cm" svg:y="14.4cm">
          <draw:text-box>
            <text:p>Example-Single-Source</text:p>
          </draw:text-box>
        </draw:frame>
        <draw:custom-shape draw:style-name="gr3" draw:text-style-name="P2" xml:id="id31" draw:id="id31" draw:layer="layout" svg:width="3.2cm" svg:height="1.2cm" svg:x="2.2cm" svg:y="14.9cm">
          <text:p text:style-name="P1">MainP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32" draw:id="id32" draw:layer="layout" svg:width="3.2cm" svg:height="1.2cm" svg:x="9.9cm" svg:y="14.9cm">
          <text:p text:style-name="P1">API: Logi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4cm" svg:y1="15.5cm" svg:x2="9.9cm" svg:y2="15.5cm" draw:start-shape="id31" draw:start-glue-point="1" draw:end-shape="id32" draw:end-glue-point="3" svg:d="M5400 15500h4500" svg:viewBox="0 0 4501 1">
          <text:p/>
        </draw:connector>
        <draw:connector draw:style-name="gr2" draw:text-style-name="P3" draw:layer="layout" draw:type="curve" svg:x1="5.4cm" svg:y1="15.5cm" svg:x2="9.9cm" svg:y2="17.2cm" draw:start-shape="id31" draw:start-glue-point="1" draw:end-shape="id33" draw:end-glue-point="3" svg:d="M5400 15500c3375 0 1125 1700 4500 1700" svg:viewBox="0 0 4501 1701">
          <text:p/>
        </draw:connector>
        <draw:custom-shape draw:style-name="gr22" draw:text-style-name="P2" xml:id="id33" draw:id="id33" draw:layer="layout" svg:width="5.2cm" svg:height="1.2cm" svg:x="9.9cm" svg:y="16.6cm">
          <text:p text:style-name="P1">API: Load data</text:p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.069cm" svg:height="0.962cm" svg:x="6.531cm" svg:y="14.3cm">
          <draw:text-box>
            <text:p>Login</text:p>
          </draw:text-box>
        </draw:frame>
        <draw:custom-shape draw:style-name="gr24" draw:text-style-name="P2" xml:id="id34" draw:id="id34" draw:layer="layout" svg:width="4.2cm" svg:height="1.2cm" svg:x="14.2cm" svg:y="14.9cm">
          <text:p text:style-name="P1">Store: Toke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3.1cm" svg:y1="15.5cm" svg:x2="14.2cm" svg:y2="15.5cm" draw:start-shape="id32" draw:start-glue-point="1" draw:end-shape="id34" svg:d="M13100 15500h1100" svg:viewBox="0 0 1101 1">
          <text:p/>
        </draw:connector>
        <draw:frame draw:style-name="gr25" draw:text-style-name="P4" draw:layer="layout" svg:width="6.733cm" svg:height="0.962cm" svg:x="-6cm" svg:y="18.4cm">
          <draw:text-box>
            <text:p>Example-Multi-Source</text:p>
          </draw:text-box>
        </draw:frame>
        <draw:custom-shape draw:style-name="gr3" draw:text-style-name="P2" xml:id="id35" draw:id="id35" draw:layer="layout" svg:width="3.2cm" svg:height="1.2cm" svg:x="2.31cm" svg:y="18.9cm">
          <text:p text:style-name="P1">MainP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36" draw:id="id36" draw:layer="layout" svg:width="3.2cm" svg:height="1.2cm" svg:x="10cm" svg:y="18.9cm">
          <text:p text:style-name="P1">API: Logi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51cm" svg:y1="19.5cm" svg:x2="10cm" svg:y2="19.5cm" draw:start-shape="id35" draw:start-glue-point="1" draw:end-shape="id36" draw:end-glue-point="3" svg:d="M5510 19500h4490" svg:viewBox="0 0 4491 1">
          <text:p/>
        </draw:connector>
        <draw:connector draw:style-name="gr2" draw:text-style-name="P3" draw:layer="layout" draw:type="curve" svg:x1="5.51cm" svg:y1="19.5cm" svg:x2="10cm" svg:y2="21.2cm" draw:start-shape="id35" draw:start-glue-point="1" draw:end-shape="id37" draw:end-glue-point="3" svg:d="M5510 19500c3367 0 1123 1700 4490 1700" svg:viewBox="0 0 4491 1701">
          <text:p/>
        </draw:connector>
        <draw:custom-shape draw:style-name="gr22" draw:text-style-name="P2" xml:id="id37" draw:id="id37" draw:layer="layout" svg:width="5.2cm" svg:height="1.2cm" svg:x="10cm" svg:y="20.6cm">
          <text:p text:style-name="P1">API: Load data</text:p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.259cm" svg:height="0.962cm" svg:x="6.541cm" svg:y="18.3cm">
          <draw:text-box>
            <text:p>Login</text:p>
          </draw:text-box>
        </draw:frame>
        <draw:custom-shape draw:style-name="gr24" draw:text-style-name="P2" xml:id="id38" draw:id="id38" draw:layer="layout" svg:width="4.2cm" svg:height="1.2cm" svg:x="14.31cm" svg:y="18.9cm">
          <text:p text:style-name="P1">Store: Toke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3.2cm" svg:y1="19.5cm" svg:x2="14.31cm" svg:y2="19.5cm" draw:start-shape="id36" draw:start-glue-point="1" draw:end-shape="id38" svg:d="M13200 19500h1110" svg:viewBox="0 0 1111 1">
          <text:p/>
        </draw:connector>
        <draw:custom-shape draw:style-name="gr3" draw:text-style-name="P2" xml:id="id39" draw:id="id39" draw:layer="layout" svg:width="3.2cm" svg:height="1.2cm" svg:x="2.3cm" svg:y="20.6cm">
          <text:p text:style-name="P1">ActionBa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5cm" svg:y1="21.2cm" svg:x2="10cm" svg:y2="19.5cm" draw:start-shape="id39" draw:start-glue-point="1" draw:end-shape="id36" draw:end-glue-point="3" svg:d="M5500 21200c3375 0 1125-1700 4500-1700" svg:viewBox="0 0 4501 1701">
          <text:p/>
        </draw:connector>
        <draw:connector draw:style-name="gr2" draw:text-style-name="P3" draw:layer="layout" draw:type="curve" svg:x1="5.5cm" svg:y1="21.2cm" svg:x2="10cm" svg:y2="21.2cm" draw:start-shape="id39" draw:start-glue-point="1" draw:end-shape="id37" draw:end-glue-point="3" svg:d="M5500 21200h4500" svg:viewBox="0 0 4501 1">
          <text:p/>
        </draw:connector>
        <draw:frame draw:style-name="gr27" draw:text-style-name="P4" draw:layer="layout" svg:width="6.098cm" svg:height="0.962cm" svg:x="-6cm" svg:y="23.2cm">
          <draw:text-box>
            <text:p>Example-Command</text:p>
          </draw:text-box>
        </draw:frame>
        <draw:custom-shape draw:style-name="gr3" draw:text-style-name="P2" xml:id="id40" draw:id="id40" draw:layer="layout" svg:width="3.2cm" svg:height="1.2cm" svg:x="2.31cm" svg:y="23.7cm">
          <text:p text:style-name="P1">MainP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41" draw:id="id41" draw:layer="layout" svg:width="3.2cm" svg:height="1.2cm" svg:x="10cm" svg:y="23.7cm">
          <text:p text:style-name="P1">API: Logi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51cm" svg:y1="24.3cm" svg:x2="10cm" svg:y2="24.3cm" draw:start-shape="id40" draw:start-glue-point="1" draw:end-shape="id41" draw:end-glue-point="3" svg:d="M5510 24300h4490" svg:viewBox="0 0 4491 1">
          <text:p/>
        </draw:connector>
        <draw:connector draw:style-name="gr2" draw:text-style-name="P3" draw:layer="layout" draw:type="curve" svg:x1="5.51cm" svg:y1="24.3cm" svg:x2="10cm" svg:y2="26cm" draw:start-shape="id40" draw:start-glue-point="1" draw:end-shape="id42" draw:end-glue-point="3" svg:d="M5510 24300c3367 0 1123 1700 4490 1700" svg:viewBox="0 0 4491 1701">
          <text:p/>
        </draw:connector>
        <draw:custom-shape draw:style-name="gr28" draw:text-style-name="P2" xml:id="id42" draw:id="id42" draw:layer="layout" svg:width="6.5cm" svg:height="1.2cm" svg:x="10cm" svg:y="25.4cm">
          <text:p text:style-name="P1">API: Load user data</text:p>
          <draw:enhanced-geometry svg:viewBox="0 0 21600 21600" draw:type="rectangle" draw:enhanced-path="M 0 0 L 21600 0 21600 21600 0 21600 0 0 Z N"/>
        </draw:custom-shape>
        <draw:frame draw:style-name="gr29" draw:text-style-name="P5" draw:layer="layout" svg:width="2.047cm" svg:height="0.962cm" svg:x="6.6cm" svg:y="22.9cm">
          <draw:text-box>
            <text:p>Login</text:p>
          </draw:text-box>
        </draw:frame>
        <draw:custom-shape draw:style-name="gr24" draw:text-style-name="P2" xml:id="id43" draw:id="id43" draw:layer="layout" svg:width="4.2cm" svg:height="1.2cm" svg:x="14.31cm" svg:y="23.7cm">
          <text:p text:style-name="P1">Store: Token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3.2cm" svg:y1="24.3cm" svg:x2="14.31cm" svg:y2="24.3cm" draw:start-shape="id41" draw:start-glue-point="1" draw:end-shape="id43" svg:d="M13200 24300h1110" svg:viewBox="0 0 1111 1">
          <text:p/>
        </draw:connector>
        <draw:custom-shape draw:style-name="gr3" draw:text-style-name="P2" xml:id="id44" draw:id="id44" draw:layer="layout" svg:width="3.2cm" svg:height="1.2cm" svg:x="2.3cm" svg:y="25.4cm">
          <text:p text:style-name="P1">AdminBa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5.5cm" svg:y1="26cm" svg:x2="10cm" svg:y2="24.3cm" draw:start-shape="id44" draw:start-glue-point="1" draw:end-shape="id41" draw:end-glue-point="3" svg:d="M5500 26000c3375 0 1125-1700 4500-1700" svg:viewBox="0 0 4501 1701">
          <text:p/>
        </draw:connector>
        <draw:connector draw:style-name="gr2" draw:text-style-name="P3" draw:layer="layout" draw:type="curve" svg:x1="5.5cm" svg:y1="26cm" svg:x2="10cm" svg:y2="27.7cm" draw:start-shape="id44" draw:start-glue-point="1" draw:end-shape="id45" draw:end-glue-point="3" svg:d="M5500 26000c3375 0 1125 1700 4500 1700" svg:viewBox="0 0 4501 1701">
          <text:p/>
        </draw:connector>
        <draw:custom-shape draw:style-name="gr28" draw:text-style-name="P2" xml:id="id45" draw:id="id45" draw:layer="layout" svg:width="6.5cm" svg:height="1.2cm" svg:x="10cm" svg:y="27.1cm">
          <text:p text:style-name="P1">API: Load admin data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1" draw:text-style-name="P4" draw:layer="layout" svg:width="7.153cm" svg:height="0.962cm" svg:x="-6.3cm" svg:y="1.5cm">
          <draw:text-box>
            <text:p>Type-SOA</text:p>
          </draw:text-box>
        </draw:frame>
        <draw:custom-shape draw:style-name="gr30" draw:text-style-name="P2" xml:id="id47" draw:id="id47" draw:layer="layout" svg:width="3.2cm" svg:height="2.1cm" svg:x="8.9cm" svg:y="2.5cm">
          <text:p text:style-name="P1">Target</text:p>
          <text:p text:style-name="P1"><text:span text:style-name="T1">Reduc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.35cm" svg:x2="8.9cm" svg:y2="3.55cm" draw:start-shape="id46" draw:start-glue-point="1" draw:end-shape="id47" draw:end-glue-point="3" svg:d="M4500 2350c3300 0 1100 1200 4400 1200" svg:viewBox="0 0 4401 1201">
          <text:p/>
        </draw:connector>
        <draw:frame draw:style-name="gr15" draw:text-style-name="P4" draw:layer="layout" svg:width="2.263cm" svg:height="0.962cm" svg:x="5.737cm" svg:y="0.8cm">
          <draw:text-box>
            <text:p>SOA</text:p>
          </draw:text-box>
        </draw:frame>
        <draw:custom-shape draw:style-name="gr30" draw:text-style-name="P2" xml:id="id46" draw:id="id46" draw:layer="layout" svg:width="3.2cm" svg:height="2.1cm" svg:x="1.3cm" svg:y="1.3cm">
          <text:p text:style-name="P1">Source A</text:p>
          <text:p text:style-name="P1"><text:span text:style-name="T1">Component</text:span></text:p>
          <text:p text:style-name="P1"><text:span text:style-name="T2">Effect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48" draw:id="id48" draw:layer="layout" svg:width="3.2cm" svg:height="2.1cm" svg:x="1.3cm" svg:y="3.7cm">
          <text:p text:style-name="P1">Source B</text:p>
          <text:p text:style-name="P1"><text:span text:style-name="T1">Component</text:span></text:p>
          <text:p text:style-name="P1"><text:span text:style-name="T2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4.75cm" svg:x2="8.9cm" svg:y2="3.55cm" draw:start-shape="id48" draw:start-glue-point="1" draw:end-shape="id47" draw:end-glue-point="3" svg:d="M4500 4750c3300 0 1100-1200 4400-1200" svg:viewBox="0 0 4401 1201">
          <text:p/>
        </draw:connector>
        <draw:frame draw:style-name="gr21" draw:text-style-name="P4" draw:layer="layout" svg:width="7.153cm" svg:height="0.962cm" svg:x="-6.3cm" svg:y="7.4cm">
          <draw:text-box>
            <text:p>Type-SSA</text:p>
          </draw:text-box>
        </draw:frame>
        <draw:custom-shape draw:style-name="gr30" draw:text-style-name="P2" xml:id="id50" draw:id="id50" draw:layer="layout" svg:width="3.2cm" svg:height="2.1cm" svg:x="8.9cm" svg:y="7.2cm">
          <text:p text:style-name="P1">Target A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9.45cm" svg:x2="8.9cm" svg:y2="8.25cm" draw:start-shape="id49" draw:start-glue-point="1" draw:end-shape="id50" draw:end-glue-point="3" svg:d="M4500 9450c3300 0 1100-1200 4400-1200" svg:viewBox="0 0 4401 1201">
          <text:p/>
        </draw:connector>
        <draw:frame draw:style-name="gr15" draw:text-style-name="P4" draw:layer="layout" svg:width="2.263cm" svg:height="0.962cm" svg:x="5.737cm" svg:y="6.7cm">
          <draw:text-box>
            <text:p>SSA</text:p>
          </draw:text-box>
        </draw:frame>
        <draw:custom-shape draw:style-name="gr30" draw:text-style-name="P2" xml:id="id49" draw:id="id49" draw:layer="layout" svg:width="3.2cm" svg:height="2.1cm" svg:x="1.3cm" svg:y="8.4cm">
          <text:p text:style-name="P1">Source</text:p>
          <text:p text:style-name="P1"><text:span text:style-name="T2">Component</text:span></text:p>
          <text:p text:style-name="P1"><text:span text:style-name="T2">Effect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51" draw:id="id51" draw:layer="layout" svg:width="3.2cm" svg:height="2.1cm" svg:x="8.9cm" svg:y="9.6cm">
          <text:p text:style-name="P1">Target B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9.45cm" svg:x2="8.9cm" svg:y2="10.65cm" draw:start-shape="id49" draw:start-glue-point="1" draw:end-shape="id51" svg:d="M4500 9450c3300 0 1100 1200 4400 1200" svg:viewBox="0 0 4401 1201">
          <text:p/>
        </draw:connector>
        <draw:frame draw:style-name="gr21" draw:text-style-name="P4" draw:layer="layout" svg:width="7.153cm" svg:height="0.962cm" svg:x="-6.3cm" svg:y="13.4cm">
          <draw:text-box>
            <text:p>Type-MSA</text:p>
          </draw:text-box>
        </draw:frame>
        <draw:custom-shape draw:style-name="gr30" draw:text-style-name="P2" xml:id="id53" draw:id="id53" draw:layer="layout" svg:width="3.2cm" svg:height="2.1cm" svg:x="8.9cm" svg:y="13.2cm">
          <text:p text:style-name="P1">Target A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4.25cm" svg:x2="8.9cm" svg:y2="14.25cm" draw:start-shape="id52" draw:start-glue-point="1" draw:end-shape="id53" draw:end-glue-point="3" svg:d="M4500 14250h4400" svg:viewBox="0 0 4401 1">
          <text:p/>
        </draw:connector>
        <draw:frame draw:style-name="gr15" draw:text-style-name="P4" draw:layer="layout" svg:width="2.263cm" svg:height="0.962cm" svg:x="5.737cm" svg:y="12.7cm">
          <draw:text-box>
            <text:p>MSA</text:p>
          </draw:text-box>
        </draw:frame>
        <draw:custom-shape draw:style-name="gr30" draw:text-style-name="P2" xml:id="id52" draw:id="id52" draw:layer="layout" svg:width="3.2cm" svg:height="2.1cm" svg:x="1.3cm" svg:y="13.2cm">
          <text:p text:style-name="P1">Source A</text:p>
          <text:p text:style-name="P1"><text:span text:style-name="T2">Component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54" draw:id="id54" draw:layer="layout" svg:width="3.2cm" svg:height="2.1cm" svg:x="8.9cm" svg:y="15.6cm">
          <text:p text:style-name="P1">Target B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4.25cm" svg:x2="8.9cm" svg:y2="16.65cm" draw:start-shape="id52" draw:start-glue-point="1" draw:end-shape="id54" svg:d="M4500 14250c3300 0 1100 2400 4400 2400" svg:viewBox="0 0 4401 2401">
          <text:p/>
        </draw:connector>
        <draw:custom-shape draw:style-name="gr30" draw:text-style-name="P2" xml:id="id55" draw:id="id55" draw:layer="layout" svg:width="3.2cm" svg:height="2.1cm" svg:x="1.3cm" svg:y="15.6cm">
          <text:p text:style-name="P1">Source B</text:p>
          <text:p text:style-name="P1"><text:span text:style-name="T2">Component</text:span>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16.65cm" svg:x2="8.9cm" svg:y2="16.65cm" draw:start-shape="id55" draw:end-shape="id54" draw:end-glue-point="3" svg:d="M4500 16650h4400" svg:viewBox="0 0 4401 1">
          <text:p/>
        </draw:connector>
        <draw:connector draw:style-name="gr2" draw:text-style-name="P3" draw:layer="layout" draw:type="curve" svg:x1="4.5cm" svg:y1="16.65cm" svg:x2="8.9cm" svg:y2="14.25cm" draw:start-shape="id55" draw:start-glue-point="1" draw:end-shape="id53" svg:d="M4500 16650c3300 0 1100-2400 4400-2400" svg:viewBox="0 0 4401 2401">
          <text:p/>
        </draw:connector>
        <draw:frame draw:style-name="gr21" draw:text-style-name="P4" draw:layer="layout" svg:width="7.153cm" svg:height="0.962cm" svg:x="-6.3cm" svg:y="19.3cm">
          <draw:text-box>
            <text:p>Type-CA</text:p>
          </draw:text-box>
        </draw:frame>
        <draw:custom-shape draw:style-name="gr30" draw:text-style-name="P2" xml:id="id57" draw:id="id57" draw:layer="layout" svg:width="3.2cm" svg:height="2.1cm" svg:x="8.9cm" svg:y="19.1cm">
          <draw:glue-point draw:id="4" svg:x="-5cm" svg:y="2.619cm"/>
          <text:p text:style-name="P1">Target A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0.15cm" svg:x2="8.9cm" svg:y2="20.15cm" draw:start-shape="id56" draw:start-glue-point="1" draw:end-shape="id57" draw:end-glue-point="3" svg:d="M4500 20150h4400" svg:viewBox="0 0 4401 1">
          <text:p/>
        </draw:connector>
        <draw:frame draw:style-name="gr31" draw:text-style-name="P4" draw:layer="layout" svg:width="2.263cm" svg:height="0.962cm" svg:x="6cm" svg:y="18.6cm">
          <draw:text-box>
            <text:p>CA</text:p>
          </draw:text-box>
        </draw:frame>
        <draw:custom-shape draw:style-name="gr30" draw:text-style-name="P2" xml:id="id56" draw:id="id56" draw:layer="layout" svg:width="3.2cm" svg:height="2.1cm" svg:x="1.3cm" svg:y="19.1cm">
          <text:p text:style-name="P1">Source A</text:p>
          <text:p text:style-name="P1"><text:span text:style-name="T3">Component</text:span></text:p>
          <text:p text:style-name="P1"><text:span text:style-name="T2">Effect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59" draw:id="id59" draw:layer="layout" svg:width="3.2cm" svg:height="2.1cm" svg:x="8.9cm" svg:y="21.5cm">
          <text:p text:style-name="P1">Target B</text:p>
          <text:p text:style-name="P1"><text:span text:style-name="T1">Effect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58" draw:id="id58" draw:layer="layout" svg:width="3.2cm" svg:height="2.1cm" svg:x="1.3cm" svg:y="21.5cm">
          <text:p text:style-name="P1">Source B</text:p>
          <text:p text:style-name="P1"><text:span text:style-name="T3">Component</text:span></text:p>
          <text:p text:style-name="P1"><text:span text:style-name="T2">Effec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4.5cm" svg:y1="22.55cm" svg:x2="8.9cm" svg:y2="22.55cm" draw:start-shape="id58" draw:end-shape="id59" draw:end-glue-point="3" svg:d="M4500 22550h4400" svg:viewBox="0 0 4401 1">
          <text:p/>
        </draw:connector>
        <draw:connector draw:style-name="gr2" draw:text-style-name="P3" draw:layer="layout" draw:type="curve" svg:x1="4.5cm" svg:y1="22.55cm" svg:x2="8.9cm" svg:y2="20.699cm" draw:start-shape="id58" draw:start-glue-point="1" draw:end-shape="id57" draw:end-glue-point="4" svg:d="M4500 22550c3300 0 1100-1851 4400-1851" svg:viewBox="0 0 4401 1852">
          <text:p/>
        </draw:connector>
      </draw:page>
      <draw:page draw:name="page4" draw:style-name="dp1" draw:master-page-name="Standard">
        <draw:frame draw:style-name="gr21" draw:text-style-name="P4" draw:layer="layout" svg:width="7.153cm" svg:height="0.962cm" svg:x="-5.9cm" svg:y="2.1cm">
          <draw:text-box>
            <text:p>Example</text:p>
          </draw:text-box>
        </draw:frame>
        <draw:connector draw:style-name="gr2" draw:text-style-name="P3" draw:layer="layout" draw:type="curve" svg:x1="5.6cm" svg:y1="3.3cm" svg:x2="10.7cm" svg:y2="4.2cm" draw:start-shape="id60" draw:start-glue-point="1" draw:end-shape="id61" draw:end-glue-point="3" svg:d="M5600 3300c3825 0 1275 900 5100 900" svg:viewBox="0 0 5101 901">
          <text:p/>
        </draw:connector>
        <draw:frame draw:style-name="gr32" draw:text-style-name="P4" draw:layer="layout" svg:width="6.873cm" svg:height="0.962cm" svg:x="4.627cm" svg:y="1.319cm">
          <draw:text-box>
            <text:p>SamplesDeleteAllMSA</text:p>
          </draw:text-box>
        </draw:frame>
        <draw:custom-shape draw:style-name="gr33" draw:text-style-name="P2" xml:id="id60" draw:id="id60" draw:layer="layout" svg:width="3.9cm" svg:height="1.6cm" svg:x="1.7cm" svg:y="2.5cm">
          <text:p text:style-name="P1">sampleList</text:p>
          <text:p text:style-name="P1">.component</text:p>
          <draw:enhanced-geometry svg:viewBox="0 0 21600 21600" draw:type="rectangle" draw:enhanced-path="M 0 0 L 21600 0 21600 21600 0 21600 0 0 Z N"/>
        </draw:custom-shape>
        <draw:custom-shape draw:style-name="gr34" draw:text-style-name="P2" xml:id="id61" draw:id="id61" draw:layer="layout" svg:width="3.9cm" svg:height="3.4cm" svg:x="10.7cm" svg:y="2.5cm">
          <draw:glue-point draw:id="4" svg:x="5cm" svg:y="-2.352cm"/>
          <draw:glue-point draw:id="5" svg:x="5cm" svg:y="3cm"/>
          <text:p text:style-name="P1">samples</text:p>
          <text:p text:style-name="P1">.effe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63" draw:id="id63" draw:layer="layout" svg:width="3.9cm" svg:height="1.6cm" svg:x="19.5cm" svg:y="11.662cm">
          <text:p text:style-name="P1">sampleData</text:p>
          <text:p text:style-name="P1">.reduc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14.6cm" svg:y1="13.245cm" svg:x2="19.5cm" svg:y2="12.462cm" draw:start-shape="id62" draw:start-glue-point="4" draw:end-shape="id63" draw:end-glue-point="3" svg:d="M14600 13245c3675 0 1225-783 4900-783" svg:viewBox="0 0 4901 784">
          <text:p/>
        </draw:connector>
        <draw:frame draw:style-name="gr35" draw:text-style-name="P4" draw:layer="layout" svg:width="7.86cm" svg:height="0.962cm" svg:x="13.4cm" svg:y="9.3cm">
          <draw:text-box>
            <text:p>SampleDataDeleteAllSOA</text:p>
          </draw:text-box>
        </draw:frame>
        <draw:custom-shape draw:style-name="gr33" draw:text-style-name="P2" xml:id="id64" draw:id="id64" draw:layer="layout" svg:width="3.9cm" svg:height="1.6cm" svg:x="1.7cm" svg:y="4.4cm">
          <text:p text:style-name="P1">appBar</text:p>
          <text:p text:style-name="P1">.component</text:p>
          <draw:enhanced-geometry svg:viewBox="0 0 21600 21600" draw:type="rectangle" draw:enhanced-path="M 0 0 L 21600 0 21600 21600 0 21600 0 0 Z N"/>
        </draw:custom-shape>
        <draw:custom-shape draw:style-name="gr33" draw:text-style-name="P2" xml:id="id65" draw:id="id65" draw:layer="layout" svg:width="3.9cm" svg:height="1.6cm" svg:x="19.5cm" svg:y="3.4cm">
          <text:p text:style-name="P1">dialog</text:p>
          <text:p text:style-name="P1">.effe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5.6cm" svg:y1="5.2cm" svg:x2="10.7cm" svg:y2="4.2cm" draw:start-shape="id64" draw:start-glue-point="1" draw:end-shape="id61" draw:end-glue-point="3" svg:d="M5600 5200c3825 0 1275-1000 5100-1000" svg:viewBox="0 0 5101 1001">
          <text:p/>
        </draw:connector>
        <draw:frame draw:style-name="gr36" draw:text-style-name="P4" draw:layer="layout" svg:width="4.723cm" svg:height="0.962cm" svg:x="14.8cm" svg:y="1.319cm">
          <draw:text-box>
            <text:p>DialogOpenCA</text:p>
          </draw:text-box>
        </draw:frame>
        <draw:connector draw:style-name="gr37" draw:text-style-name="P7" draw:layer="layout" draw:type="curve" svg:x1="14.6cm" svg:y1="4.2cm" svg:x2="19.5cm" svg:y2="4.2cm" draw:start-shape="id61" draw:end-shape="id65" svg:d="M14600 4200h4900" svg:viewBox="0 0 4901 1">
          <text:p text:style-name="P6"><text:span text:style-name="T4">samples</text:span></text:p>
        </draw:connector>
        <draw:custom-shape draw:style-name="gr33" draw:text-style-name="P2" xml:id="id66" draw:id="id66" draw:layer="layout" svg:width="3.9cm" svg:height="1.6cm" svg:x="1.7cm" svg:y="12.925cm">
          <text:p text:style-name="P1">dialog</text:p>
          <text:p text:style-name="P1">.componen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4" draw:layer="layout" svg:width="5.392cm" svg:height="0.962cm" svg:x="5.408cm" svg:y="11.6cm">
          <draw:text-box>
            <text:p>DialogConfirmRA</text:p>
          </draw:text-box>
        </draw:frame>
        <draw:connector draw:style-name="gr37" draw:text-style-name="P7" draw:layer="layout" draw:type="curve" svg:x1="5.6cm" svg:y1="13.725cm" svg:x2="10.7cm" svg:y2="13.725cm" draw:start-shape="id66" draw:start-glue-point="1" draw:end-shape="id62" draw:end-glue-point="3" svg:d="M5600 13725h5100" svg:viewBox="0 0 5101 1">
          <text:p text:style-name="P8"><text:span text:style-name="T4">samples</text:span></text:p>
        </draw:connector>
        <draw:custom-shape draw:style-name="gr33" draw:text-style-name="P2" xml:id="id62" draw:id="id62" draw:layer="layout" svg:width="3.9cm" svg:height="1.6cm" svg:x="10.7cm" svg:y="12.925cm">
          <draw:glue-point draw:id="4" svg:x="5cm" svg:y="-3cm"/>
          <draw:glue-point draw:id="5" svg:x="5cm" svg:y="3cm"/>
          <text:p text:style-name="P1">Samples</text:p>
          <text:p text:style-name="P1">.effec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67" draw:id="id67" draw:layer="layout" svg:width="3.9cm" svg:height="1.6cm" svg:x="19.5cm" svg:y="14.662cm">
          <text:p text:style-name="P1">banner</text:p>
          <text:p text:style-name="P1">.effe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curve" svg:x1="14.6cm" svg:y1="14.205cm" svg:x2="19.5cm" svg:y2="15.462cm" draw:start-shape="id62" draw:start-glue-point="5" draw:end-shape="id67" svg:d="M14600 14205c3675 0 1225 1257 4900 1257" svg:viewBox="0 0 4901 1258">
          <text:p/>
        </draw:connector>
        <draw:frame draw:style-name="gr39" draw:text-style-name="P4" draw:layer="layout" svg:width="8.461cm" svg:height="0.962cm" svg:x="13.339cm" svg:y="16.562cm">
          <draw:text-box>
            <text:p><text:span text:style-name="T5">SamplesDe</text:span>leteSuccessSSA</text:p>
          </draw:text-box>
        </draw:frame>
        <draw:connector draw:style-name="gr40" draw:text-style-name="P3" draw:layer="layout" draw:type="curve" svg:x1="9cm" svg:y1="6.1cm" svg:x2="10.7cm" svg:y2="4.2cm" draw:start-shape="id68" draw:start-glue-point="0" draw:end-shape="id61" draw:end-glue-point="3" svg:d="M9000 6100c0-1267 566-1900 1700-1900" svg:viewBox="0 0 1701 1901">
          <text:p/>
        </draw:connector>
        <draw:custom-shape draw:style-name="gr41" draw:text-style-name="P2" xml:id="id69" draw:id="id69" draw:layer="layout" svg:width="2.2cm" svg:height="0.9cm" svg:x="16.9cm" svg:y="5.5cm">
          <text:p text:style-name="P1">other</text:p>
          <draw:enhanced-geometry svg:viewBox="0 0 21600 21600" draw:type="rectangle" draw:enhanced-path="M 0 0 L 21600 0 21600 21600 0 21600 0 0 Z N"/>
        </draw:custom-shape>
        <draw:connector draw:style-name="gr42" draw:text-style-name="P7" draw:layer="layout" draw:type="curve" svg:x1="18cm" svg:y1="5.5cm" svg:x2="19.5cm" svg:y2="4.2cm" draw:start-shape="id69" draw:end-shape="id65" draw:end-glue-point="3" svg:d="M18000 5500c0-867 500-1300 1500-1300" svg:viewBox="0 0 1501 1301">
          <text:p text:style-name="P1"><text:span text:style-name="T4">other</text:span></text:p>
        </draw:connector>
        <draw:connector draw:style-name="gr40" draw:text-style-name="P3" draw:layer="layout" draw:type="curve" svg:x1="17.9cm" svg:y1="11.362cm" svg:x2="19.5cm" svg:y2="12.462cm" draw:start-shape="id70" draw:end-shape="id63" draw:end-glue-point="3" svg:d="M17900 11362c0 734 533 1100 1600 1100" svg:viewBox="0 0 1601 1101">
          <text:p/>
        </draw:connector>
        <draw:custom-shape draw:style-name="gr41" draw:text-style-name="P2" xml:id="id68" draw:id="id68" draw:layer="layout" svg:width="2.2cm" svg:height="0.9cm" svg:x="7.9cm" svg:y="6.1cm">
          <text:p text:style-name="P1">other</text:p>
          <draw:enhanced-geometry svg:viewBox="0 0 21600 21600" draw:type="rectangle" draw:enhanced-path="M 0 0 L 21600 0 21600 21600 0 21600 0 0 Z N"/>
        </draw:custom-shape>
        <draw:custom-shape draw:style-name="gr41" draw:text-style-name="P2" xml:id="id70" draw:id="id70" draw:layer="layout" svg:width="2.2cm" svg:height="0.9cm" svg:x="16.8cm" svg:y="10.462cm">
          <text:p text:style-name="P1">other</text:p>
          <draw:enhanced-geometry svg:viewBox="0 0 21600 21600" draw:type="rectangle" draw:enhanced-path="M 0 0 L 21600 0 21600 21600 0 21600 0 0 Z N"/>
        </draw:custom-shape>
        <draw:custom-shape draw:style-name="gr41" draw:text-style-name="P2" xml:id="id71" draw:id="id71" draw:layer="layout" svg:width="2.2cm" svg:height="0.9cm" svg:x="6.1cm" svg:y="14.962cm">
          <text:p text:style-name="P1">other</text:p>
          <draw:enhanced-geometry svg:viewBox="0 0 21600 21600" draw:type="rectangle" draw:enhanced-path="M 0 0 L 21600 0 21600 21600 0 21600 0 0 Z N"/>
        </draw:custom-shape>
        <draw:connector draw:style-name="gr42" draw:text-style-name="P7" draw:layer="layout" draw:type="curve" svg:x1="5.6cm" svg:y1="13.725cm" svg:x2="7.2cm" svg:y2="14.962cm" draw:start-shape="id66" draw:start-glue-point="1" draw:end-shape="id71" draw:end-glue-point="0" svg:d="M5600 13725c1067 0 1600 412 1600 1237" svg:viewBox="0 0 1601 1238">
          <text:p text:style-name="P1"><text:span text:style-name="T4">other</text:span></text:p>
        </draw:connector>
        <draw:connector draw:style-name="gr43" draw:text-style-name="P3" draw:layer="layout" draw:type="curve" svg:x1="23.4cm" svg:y1="4.2cm" svg:x2="1.7cm" svg:y2="13.725cm" draw:start-shape="id65" draw:start-glue-point="1" draw:end-shape="id66" draw:end-glue-point="3" svg:d="M23400 4200c751 0 501 4763-10850 4763s-11601 4762-10850 4762" svg:viewBox="0 0 22201 95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1:57:01.892000000</meta:creation-date>
    <dc:date>2019-07-11T14:10:13.873000000</dc:date>
    <meta:editing-duration>PT1H11M6S</meta:editing-duration>
    <meta:editing-cycles>14</meta:editing-cycles>
    <meta:generator>LibreOffice/6.0.2.1$Windows_x86 LibreOffice_project/f7f06a8f319e4b62f9bc5095aa112a65d2f3ac89</meta:generator>
    <meta:document-statistic meta:object-count="163"/>
  </office:meta>
</office:document-meta>
</file>